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6d9" officeooo:paragraph-rsid="000fb6d9"/>
    </style:style>
    <style:style style:name="P2" style:family="paragraph" style:parent-style-name="Standard">
      <style:text-properties officeooo:rsid="001b914e" officeooo:paragraph-rsid="001b914e"/>
    </style:style>
    <style:style style:name="P3" style:family="paragraph" style:parent-style-name="Standard">
      <style:text-properties officeooo:rsid="000dbbb3" officeooo:paragraph-rsid="001d83f8"/>
    </style:style>
    <style:style style:name="P4" style:family="paragraph" style:parent-style-name="Standard">
      <style:text-properties officeooo:rsid="001af49c" officeooo:paragraph-rsid="00458a09"/>
    </style:style>
    <style:style style:name="P5" style:family="paragraph" style:parent-style-name="Standard">
      <style:text-properties officeooo:rsid="001c3ccf" officeooo:paragraph-rsid="001c3ccf"/>
    </style:style>
    <style:style style:name="P6" style:family="paragraph" style:parent-style-name="Standard">
      <style:text-properties officeooo:paragraph-rsid="001b914e"/>
    </style:style>
    <style:style style:name="P7" style:family="paragraph" style:parent-style-name="Standard">
      <style:text-properties officeooo:paragraph-rsid="001c3ccf"/>
    </style:style>
    <style:style style:name="P8" style:family="paragraph" style:parent-style-name="Standard">
      <style:text-properties officeooo:paragraph-rsid="00458a09"/>
    </style:style>
    <style:style style:name="P9" style:family="paragraph" style:parent-style-name="Standard">
      <style:text-properties officeooo:rsid="001b914e" officeooo:paragraph-rsid="00477ebb"/>
    </style:style>
    <style:style style:name="T1" style:family="text">
      <style:text-properties officeooo:rsid="000fb6d9"/>
    </style:style>
    <style:style style:name="T2" style:family="text">
      <style:text-properties officeooo:rsid="001af49c"/>
    </style:style>
    <style:style style:name="T3" style:family="text">
      <style:text-properties officeooo:rsid="0041bfb5"/>
    </style:style>
    <style:style style:name="T4" style:family="text">
      <style:text-properties officeooo:rsid="001b914e"/>
    </style:style>
    <style:style style:name="T5" style:family="text">
      <style:text-properties officeooo:rsid="00458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MOTRAS - short for Modular Train Station or Moddable Train Station - is a new implementation of an modular station system with the goal to have a framework for stations and modules for my future station projects.</text:span></text:p>
      <text:p text:style-name="P8"><text:span text:style-name="T2"><text:line-break/>The MOTRAS system is completely independent from the station by UG and other mod stations, so they can be used together in a savegame without any problems. Modules from other stations cannot be combined with the MOTRAS system.<text:line-break/>This mod Includes an advanced version of the modern vanilla station with a more realistic look, reworked platforms and more modules. Terminus and freight stations are not included.</text:span></text:p>
      <text:p text:style-name="P4">M<text:span text:style-name="T5">ore modules will be released in future in additional installable packages.</text:span></text:p>
      <text:p text:style-name="P3"/>
      <text:p text:style-name="P8"><text:span text:style-name="T1">Size and Performance<text:line-break/>Theoretically, stations with 126x126 modules are buildable (63 module from the center of the construction). Due to performance issues of the game itself it is only fun to build small stations.</text:span></text:p>
      <text:p text:style-name="P1"/>
      <text:p text:style-name="P2">Features</text:p>
      <text:p text:style-name="P6"><text:span text:style-name="T4">- Own implementation of station module logic</text:span></text:p>
      <text:p text:style-name="P2">- <text:span text:style-name="T3">Automatically tested code</text:span></text:p>
      <text:p text:style-name="P6"><text:span text:style-name="T4">- Easy to extend with mod modules</text:span></text:p>
      <text:p text:style-name="P6"><text:span text:style-name="T4">- Can used as framework for own station project</text:span></text:p>
      <text:p text:style-name="P6"><text:span text:style-name="T4">- Build in track adapter</text:span></text:p>
      <text:p text:style-name="P6"><text:span text:style-name="T4">- Overhauled platforms</text:span></text:p>
      <text:p text:style-name="P6"><text:span text:style-name="T4">- Modules available in verious platform heights</text:span></text:p>
      <text:p text:style-name="P6"><text:span text:style-name="T4">- Platform edges near the train doors</text:span></text:p>
      <text:p text:style-name="P6"><text:span text:style-name="T4">- Two platform modules can be combined to a wide platform</text:span></text:p>
      <text:p text:style-name="P7"><text:span text:style-name="T4">- Single placeable realistic looking underpasses</text:span></text:p>
      <text:p text:style-name="P7"><text:span text:style-name="T4">- Buildings, roofes or lamps can be decorated with parts like clocks or platform numbers</text:span></text:p>
      <text:p text:style-name="P9">- <text:span text:style-name="T3">Automatically generated track modules for mod tracks (Possible to electrify using the track electrification tool)</text:span></text:p>
      <text:p text:style-name="P5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23:55:29.957000000</meta:creation-date>
    <dc:date>2020-06-28T18:17:00.537000000</dc:date>
    <meta:editing-duration>PT4H9M48S</meta:editing-duration>
    <meta:editing-cycles>20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8" meta:word-count="246" meta:character-count="1506" meta:non-whitespace-character-count="1275"/>
  </office:meta>
</office:document-meta>
</file>